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officeooo:paragraph-rsid="00206bb5"/>
    </style:style>
    <style:style style:name="P14" style:family="paragraph" style:parent-style-name="Standard">
      <style:paragraph-properties fo:text-align="justify" style:justify-single-word="false"/>
      <style:text-properties officeooo:rsid="0022472a" officeooo:paragraph-rsid="0022472a"/>
    </style:style>
    <style:style style:name="P15" style:family="paragraph" style:parent-style-name="Standard">
      <style:paragraph-properties fo:text-align="justify" style:justify-single-word="false"/>
      <style:text-properties officeooo:rsid="0022472a" officeooo:paragraph-rsid="0022e62d"/>
    </style:style>
    <style:style style:name="P16" style:family="paragraph" style:parent-style-name="Standard">
      <style:paragraph-properties fo:text-align="justify" style:justify-single-word="false"/>
      <style:text-properties officeooo:rsid="0022e62d" officeooo:paragraph-rsid="0022e62d"/>
    </style:style>
    <style:style style:name="P17" style:family="paragraph" style:parent-style-name="Standard">
      <style:paragraph-properties fo:text-align="justify" style:justify-single-word="false"/>
      <style:text-properties officeooo:rsid="0023c30e" officeooo:paragraph-rsid="0023c30e"/>
    </style:style>
    <style:style style:name="P18" style:family="paragraph" style:parent-style-name="Footnote">
      <style:text-properties officeooo:rsid="001d4185"/>
    </style:style>
    <style:style style:name="P19"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20"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21"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P22" style:family="paragraph" style:parent-style-name="Standard">
      <style:paragraph-properties fo:text-align="justify" style:justify-single-word="false"/>
      <style:text-properties fo:language="en" fo:country="US" fo:font-style="normal" officeooo:rsid="002818f4" officeooo:paragraph-rsid="002818f4" style:font-style-asian="normal" style:font-style-complex="normal"/>
    </style:style>
    <style:style style:name="P23" style:family="paragraph" style:parent-style-name="Standard">
      <style:paragraph-properties fo:text-align="justify" style:justify-single-word="false"/>
      <style:text-properties fo:language="en" fo:country="US" fo:font-style="normal" officeooo:rsid="0029454d" officeooo:paragraph-rsid="0029454d"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18"/></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13"><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13"/>
      <text:p text:style-name="P14"><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15"><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15"/>
      <text:p text:style-name="P16"><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16"/>
      <text:p text:style-name="P17"><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17"/>
      <text:p text:style-name="P19">Th Battle over Technology and the American Revolution</text:p>
      <text:p text:style-name="P17"/>
      <text:p text:style-name="P19"><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9"/>
      <text:p text:style-name="P20">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0" text:note-class="footnote"><text:note-citation>26</text:note-citation><text:note-body><text:p text:style-name="Footnote"/></text:note-body></text:note></text:p>
      <text:p text:style-name="P20"/>
      <text:p text:style-name="P20">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6" text:note-class="footnote"><text:note-citation>27</text:note-citation><text:note-body><text:p text:style-name="Footnote"/></text:note-body></text:note></text:span></text:p>
      <text:p text:style-name="P20"/>
      <text:p text:style-name="P21">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7" text:note-class="footnote"><text:note-citation>28</text:note-citation><text:note-body><text:p text:style-name="Footnote"/></text:note-body></text:note></text:p>
      <text:p text:style-name="P21"/>
      <text:p text:style-name="P22">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8" text:note-class="footnote"><text:note-citation>29</text:note-citation><text:note-body><text:p text:style-name="Footnote"/></text:note-body></text:note></text:span></text:p>
      <text:p text:style-name="P22"/>
      <text:p text:style-name="P23">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text:soft-page-break/>as one between a corrupting Old World and the virtuous colonies, Rittenhouse called for severing <text:span text:style-name="T18">all ties with Europe.</text:span><text:span text:style-name="T18"><text:note text:id="ftn29" text:note-class="footnote"><text:note-citation>30</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1T12:16:40.606729082</dc:date>
    <dc:creator>Guillermo Lengemann</dc:creator>
    <meta:editing-duration>P3DT4H20M34S</meta:editing-duration>
    <meta:editing-cycles>14</meta:editing-cycles>
    <meta:generator>LibreOffice/4.2.6.2$Linux_X86_64 LibreOffice_project/420m0$Build-2</meta:generator>
    <meta:document-statistic meta:table-count="0" meta:image-count="0" meta:object-count="0" meta:page-count="11" meta:paragraph-count="36" meta:word-count="6221" meta:character-count="41019" meta:non-whitespace-character-count="34822"/>
  </office:meta>
</office:document-meta>
</file>